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18.5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yperbolic" table:style-name="ta1">
        <table:shapes>
          <draw:frame draw:z-index="0" draw:style-name="gr1" draw:text-style-name="P1" svg:width="159.92mm" svg:height="90.04mm" svg:x="87.53mm" svg:y="11.69mm">
            <draw:object draw:notify-on-update-of-ranges="Hyperbolic.A1:Hyperbolic.A21 Hyperbolic.B1:Hyperbolic.B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percentage" office:value="0.996" calcext:value-type="percentage">
            <text:p>99,60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percentage" office:value="0.986" calcext:value-type="percentage">
            <text:p>98,60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percentage" office:value="0.958" calcext:value-type="percentage">
            <text:p>95,80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percentage" office:value="0.916" calcext:value-type="percentage">
            <text:p>91,60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percentage" office:value="0.877" calcext:value-type="percentage">
            <text:p>87,70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percentage" office:value="0.871" calcext:value-type="percentage">
            <text:p>87,10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percentage" office:value="0.866" calcext:value-type="percentage">
            <text:p>86,60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percentage" office:value="0.803" calcext:value-type="percentage">
            <text:p>80,30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percentage" office:value="0.778" calcext:value-type="percentage">
            <text:p>77,80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percentage" office:value="0.726" calcext:value-type="percentage">
            <text:p>72,60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percentage" office:value="0.695" calcext:value-type="percentage">
            <text:p>69,50%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percentage" office:value="0.658" calcext:value-type="percentage">
            <text:p>65,80%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percentage" office:value="0.653" calcext:value-type="percentage">
            <text:p>65,30%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percentage" office:value="0.572" calcext:value-type="percentage">
            <text:p>57,20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percentage" office:value="0.544" calcext:value-type="percentage">
            <text:p>54,40%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percentage" office:value="0.527" calcext:value-type="percentage">
            <text:p>52,70%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percentage" office:value="0.504" calcext:value-type="percentage">
            <text:p>50,40%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percentage" office:value="0.46" calcext:value-type="percentage">
            <text:p>46,00%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percentage" office:value="0.429" calcext:value-type="percentage">
            <text:p>42,9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number:number-style style:name="N123">
      <number:number number:decimal-places="5" loext:min-decimal-places="5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8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8T01:46:25.544694695</dc:date>
    <meta:editing-duration>PT7M45S</meta:editing-duration>
    <meta:editing-cycles>1</meta:editing-cycles>
    <meta:document-statistic meta:table-count="1" meta:cell-count="42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3cm" svg:height="9.005cm" xlink:href=".." xlink:type="simple" chart:class="chart:scatter" chart:style-name="ch1">
        <chart:legend chart:legend-position="end" svg:x="13.141cm" svg:y="4.203cm" style:legend-expansion="high" chart:style-name="ch2"/>
        <chart:plot-area chart:style-name="ch3" table:cell-range-address="Hyperbolic.A1:Hyperbolic.B21" svg:x="-0.582cm" svg:y="0.179cm" svg:width="13.376cm" svg:height="8.644cm">
          <chartooo:coordinate-region svg:x="1.018cm" svg:y="0.379cm" svg:width="11.589cm" svg:height="7.79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yperbolic.B1:Hyperbolic.B21" chart:class="chart:scatter">
            <chart:domain table:cell-range-address="Hyperbolic.A1:Hyperbolic.A21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yperbolic.A1:Hyperbolic.A21</svg:desc>
                </draw:g>
              </table:table-cell>
              <table:table-cell office:value-type="float" office:value="1">
                <text:p>1</text:p>
                <draw:g>
                  <svg:desc>Hyperbolic.B1:Hyperbolic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96">
                <text:p>0.9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86">
                <text:p>0.9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958">
                <text:p>0.9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77">
                <text:p>0.8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871">
                <text:p>0.8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866">
                <text:p>0.8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803">
                <text:p>0.8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778">
                <text:p>0.7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726">
                <text:p>0.7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695">
                <text:p>0.6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658">
                <text:p>0.6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653">
                <text:p>0.6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544">
                <text:p>0.5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527">
                <text:p>0.5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504">
                <text:p>0.5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429">
                <text:p>0.4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